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755" officeooo:paragraph-rsid="0005ab7a"/>
    </style:style>
    <style:style style:name="T1" style:family="text">
      <style:text-properties officeooo:rsid="00026e8a"/>
    </style:style>
    <style:style style:name="T2" style:family="text">
      <style:text-properties officeooo:rsid="0003e771"/>
    </style:style>
    <style:style style:name="T3" style:family="text">
      <style:text-properties officeooo:rsid="0005ab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text:line-break/><text:line-break/>Create instances <text:span text:style-name="T1">X<text:line-break/></text:span><text:line-break/>Change background <text:span text:style-name="T1">X<text:line-break/></text:span><text:line-break/>Create coin sprite. <text:span text:style-name="T1">X<text:line-break/><text:line-break/></text:span>Create multiple score boxes <text:span text:style-name="T3">X</text:span><text:line-break/><text:line-break/>Figure out UI where to put the score counter <text:span text:style-name="T3">X<text:line-break/><text:line-break/></text:span>Create <text:span text:style-name="T2">coin spawner and shooter</text:span> <text:span text:style-name="T2"><text:line-break/><text:tab/>* </text:span><text:span text:style-name="T3">Create a bar, when the user presses space the indicator on the bar;</text:span></text:p>
      <text:p text:style-name="P1"><text:tab/><text:tab/>- <text:span text:style-name="T3">Gets the current speed<text:line-break/><text:tab/><text:tab/>- Applies the speed of the to the spawner<text:line-break/><text:tab/><text:tab/>- Spawns the coin<text:line-break/><text:tab/>* Animate the bar<text:line-break/><text:tab/>* Create bar graphics<text:line-break/></text:span></text:p>
      <text:p text:style-name="P1"><text:span text:style-name="T3">Create Background<text:line-break/><text:line-break/>Create score Boxes<text:line-break/><text:line-break/>Create Ramp for coins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43:11.584280513</meta:creation-date>
    <dc:date>2022-06-17T21:22:01.517670913</dc:date>
    <meta:editing-duration>PT43M29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1" meta:paragraph-count="3" meta:word-count="81" meta:character-count="448" meta:non-whitespace-character-count="350"/>
  </office:meta>
</office:document-meta>
</file>